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erif" fo:font-size="11.25pt"/>
    </style:style>
    <style:style style:name="P2" style:family="paragraph" style:parent-style-name="List_20_Contents">
      <style:paragraph-properties fo:margin-left="0cm" fo:margin-right="1cm" fo:margin-top="0cm" fo:margin-bottom="0.499cm" fo:text-indent="0cm" style:auto-text-indent="false"/>
    </style:style>
    <style:style style:name="P3" style:family="paragraph" style:parent-style-name="List_20_Contents">
      <style:paragraph-properties fo:margin-left="0cm" fo:margin-right="1cm" fo:margin-top="0cm" fo:margin-bottom="0.499cm" fo:text-indent="0cm" style:auto-text-indent="false"/>
    </style:style>
    <style:style style:name="T1" style:family="text">
      <style:text-properties style:font-name="serif" fo:font-size="11.25pt"/>
    </style:style>
    <style:style style:name="T2" style:family="text">
      <style:text-properties style:font-name="serif" fo:font-size="11.25pt" style:text-underline-style="solid" style:text-underline-width="auto" style:text-underline-color="font-color"/>
    </style:style>
    <style:style style:name="T3" style:family="text">
      <style:text-properties style:font-name="serif" fo:font-size="11.25pt" style:text-underline-style="none"/>
    </style:style>
    <style:style style:name="T4" style:family="text">
      <style:text-properties style:text-underline-style="solid" style:text-underline-width="auto" style:text-underline-color="font-color"/>
    </style:style>
    <style:style style:name="T5" style:family="text">
      <style:text-properties fo:font-weight="bold"/>
    </style:style>
    <style:style style:name="T6" style:family="text">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Data Mining</text:span>: <text:span text:style-name="T1">Data mining is the application of specific algorithms for extracting patterns from data.</text:span></text:p>
      <text:p text:style-name="P1"><text:tab/>Source: From Data Mining to Knowledge Discovery in Databases.pdf</text:p>
      <text:p text:style-name="Standard"><text:span text:style-name="T2"/></text:p>
      <text:p text:style-name="Standard"><text:span text:style-name="T2">Data source:</text:span><text:span text:style-name="T3"> Data source is the location where data is being used come from.</text:span></text:p>
      <text:p text:style-name="Standard"><text:span text:style-name="T3"/></text:p>
      <text:p text:style-name="Standard"><text:span text:style-name="T3">Data Integration: Data integration is a process in which heterogenous data is retrieved and combined as incorporated form and structure. Data integration allows different data types (such as data sets, documents and tables) to be merged by users, organizations and applications, for use as personal or business processes <text:s/>and/or functions. </text:span></text:p>
      <text:p text:style-name="Standard"><text:span text:style-name="T3"/></text:p>
      <text:p text:style-name="Standard"><text:span text:style-name="T3">Data integration is generally implemented in data warehouses (DW) through specialised software that hosts large data repositories from internal and external resources. Data is extracted, amalgamated and presented as a unified form. For example, a user's complete data set may include extracted and combined data from marketing, sales and operations, which is combined to form a complete report. An example of data integration in a smaller paradigm is spreadsheet integration in a Microsoft Word document.</text:span></text:p>
      <text:p text:style-name="Standard"><text:span text:style-name="T3"/></text:p>
      <text:p text:style-name="Standard"><text:span text:style-name="T2">Information Integration:</text:span><text:span text:style-name="T3"> Information integration is the process of the correct, complete and efficient merging of the content of different, distributed and heterogenous data sources on a central point to a unified and structured information set. The goal is to enable efficient use of the information system for applications and users.</text:span></text:p>
      <text:p text:style-name="Standard"><text:span text:style-name="T3"/></text:p>
      <text:p text:style-name="Standard"><text:span text:style-name="T2"/></text:p>
      <text:p text:style-name="Standard"><text:span text:style-name="T2">Knolwedge Discovery:</text:span><text:span text:style-name="T1"> Knowledge Discovery in Databases (KDD) refers to the overall process of discovering useful knowledge from data, and data mining refers to a particular step</text:span></text:p>
      <text:p text:style-name="P1">in this process.</text:p>
      <text:p text:style-name="P1"><text:tab/>Source: From Data Mining to Knowledge Discovery in Databases.pdf</text:p>
      <text:p text:style-name="P1"/>
      <text:p text:style-name="Standard"><text:span text:style-name="T2">Ontology</text:span><text:span text:style-name="T1">: A</text:span>n <text:span text:style-name="T5">ontology</text:span> is a formal explicit description of concepts in a domain of discourse (<text:span text:style-name="T5">classes </text:span>(sometimes called <text:span text:style-name="T5">concepts</text:span>)), properties of each concept describing various features and attributes of the concept (<text:span text:style-name="T5">slots </text:span>(sometimes called <text:span text:style-name="T5">roles </text:span>or <text:span text:style-name="T5">properties</text:span>)), and restrictions on slots (<text:span text:style-name="T5">facets </text:span>(sometimes called <text:span text:style-name="T5">role restrictions</text:span>)). An ontology together with a set of individual <text:span text:style-name="T5">instances</text:span> of classes constitutes a <text:span text:style-name="T5">knowledge base</text:span>. In reality, there is a fine line where the ontology ends and the knowledge base begins. </text:p>
      <text:p text:style-name="Standard"><text:span text:style-name="T1"><text:tab/></text:span><text:span text:style-name="T6">Source:</text:span><text:span text:style-name="T1"> </text:span><text:span text:style-name="T6">http://protege.stanford.edu/publications/ontology_development/ontology101-noy-mcguinness.html</text:span></text:p>
      <text:p text:style-name="Standard"/>
      <text:p text:style-name="Standard"><text:span text:style-name="T4">SOA:</text:span> Service-Oriented Architecture (SOA) is an architectural style that supports service-orientation. Service-orientation is a way of thinking in terms of services and service-based development and the outcomes of services.</text:p>
      <text:p text:style-name="Standard">A service:</text:p>
      <text:p text:style-name="Standard"><text:tab/>- Is a logical representation of a repeatable business activity that has a specified outcome <text:tab/>(e.g., <text:tab/>check customer credit, provide weather data, consolidate drilling reports) </text:p>
      <text:p text:style-name="Standard"><text:tab/>- Is self-contained </text:p>
      <text:p text:style-name="Standard"><text:tab/>- May be composed of other services </text:p>
      <text:p text:style-name="P2"><text:tab/>- Is a "black box" to consumers of the service </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32M25S</meta:editing-duration>
    <meta:editing-cycles>18</meta:editing-cycles>
    <meta:generator>OpenOffice/4.1.1$Win32 OpenOffice.org_project/411m6$Build-9775</meta:generator>
    <dc:date>2016-02-03T16:14:06.60</dc:date>
    <dc:creator>David Goeth</dc:creator>
    <meta:document-statistic meta:table-count="0" meta:image-count="0" meta:object-count="0" meta:page-count="1" meta:paragraph-count="17" meta:word-count="406" meta:character-count="2819"/>
    <meta:user-defined meta:name="Info 1"/>
    <meta:user-defined meta:name="Info 2"/>
    <meta:user-defined meta:name="Info 3"/>
    <meta:user-defined meta:name="Info 4"/>
  </office:meta>
</office:document-meta>
</file>